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orem ipsum dolor sit amet, consectetur adipiscing elit. Fusce molestie vestibulum feugiat. In vitae cursus felis, molestie adipiscing tortor. Vivamus justo mauris, pulvinar sed hendrerit sed, hendrerit non tellus. Nullam vestibulum sagittis condimentum. Nullam ligula mi, sollicitudin quis placerat sit amet, euismod vel est. In convallis, eros in malesuada facilisis, nibh leo lacinia risus, ac lobortis lectus ipsum ac nunc. Nulla sed erat non erat pharetra condimentum. Proin imperdiet vehicula molestie. Nam egestas erat euismod eros placerat, commodo mollis mi aliquet. Ut at lectus tortor.</text:p>
      <text:p text:style-name="Normal"/>
      <text:p text:style-name="Normal">Pellentesque gravida fringilla velit non gravida. Maecenas id libero ac massa hendrerit aliquet. Praesent consequat ante orci, nec tincidunt mi porttitor vitae. Nulla a metus felis. Cras quam augue, gravida et metus non, lacinia aliquam leo. Vivamus rutrum fermentum mi, ut dictum nulla auctor volutpat. Nam a elementum nibh. Cras cursus diam sit amet venenatis facilisis. Ut eu consectetur ipsum. Ut auctor hendrerit erat, imperdiet varius nisi adipiscing at. Duis sit amet sapien non tortor aliquet suscipit. Nulla sit amet dui tincidunt, mollis turpis quis, pharetra neque. Donec sed ligula vitae tortor vehicula pulvinar. Vestibulum iaculis nisl purus, vel aliquet arcu placerat sit amet.</text:p>
      <text:p text:style-name="Normal"/>
      <text:p text:style-name="Normal">Praesent in neque sed purus condimentum malesuada a vitae tellus. Aliquam vitae mauris quam. Interdum et malesuada fames ac ante ipsum primis in faucibus. Aenean a pulvinar nunc. Integer aliquet lacus leo, non varius orci blandit a. Mauris ac diam tincidunt, condimentum erat id, condimentum diam. Curabitur mattis fringilla dui, in sodales dolor gravida vel.</text:p>
      <text:p text:style-name="Normal"/>
      <text:p text:style-name="Normal">Nulla eget congue massa. Integer venenatis placerat magna, sed mattis ipsum cursus nec. Curabitur et mattis velit. Mauris mollis facilisis enim sit amet pharetra. Fusce porttitor ut orci eget feugiat. Nam ut nibh massa. Pellentesque et erat odio. Etiam at viverra purus, non mollis leo. Phasellus ultrices iaculis risus a luctus. Mauris laoreet consectetur augue ut vestibulum. Integer vehicula pulvinar lacinia. Nullam sed metus gravida mauris luctus convallis.</text:p>
      <text:p text:style-name="Normal"/>
      <text:p text:style-name="Normal">Vivamus a sem vitae neque faucibus fermentum. Etiam a velit eros. Duis lobortis nunc sed libero dictum, vitae pulvinar massa placerat. Donec semper vitae lorem quis mollis. Fusce volutpat urna at elit laoreet mattis. Sed gravida massa a viverra venenatis. Curabitur tristique dictum dui, et pretium turpis imperdiet eu. Duis tincidunt nulla vel tellus eleifend, nec placerat metus aliquet. Fusce volutpat quam posuere, interdum quam eu, viverra tortor.<text:s/>Lorem ipsum dolor sit amet, consectetur adipiscing elit. Fusce molestie vestibulum feugiat. In vitae cursus felis, molestie adipiscing tortor. Vivamus justo mauris, pulvinar sed hendrerit sed, hendrerit non tellus. Nullam vestibulum sagittis condimentum. Nullam ligula mi, sollicitudin quis placerat sit amet, euismod vel est. In convallis, eros in malesuada facilisis, nibh leo lacinia risus, ac lobortis lectus ipsum ac nunc. Nulla sed erat non erat pharetra condimentum. Proin imperdiet vehicula molestie. Nam egestas erat euismod eros placerat, commodo mollis mi aliquet. Ut at lectus tortor.</text:p>
      <text:p text:style-name="Normal"/>
      <text:p text:style-name="Normal">Pellentesque gravida fringilla velit non gravida. Maecenas id libero ac massa hendrerit aliquet. Praesent consequat ante orci, nec tincidunt mi porttitor vitae. Nulla a metus felis. Cras quam augue, gravida et metus non, lacinia aliquam leo. Vivamus rutrum fermentum mi, ut dictum nulla auctor volutpat. Nam a elementum nibh. Cras cursus diam sit amet venenatis facilisis. Ut eu consectetur ipsum. Ut auctor hendrerit erat, imperdiet varius nisi adipiscing at. Duis sit amet sapien non tortor aliquet suscipit. Nulla sit amet dui tincidunt, mollis turpis quis, pharetra neque. Donec sed ligula vitae tortor vehicula pulvinar. Vestibulum iaculis nisl purus, vel aliquet arcu placerat sit amet.</text:p>
      <text:p text:style-name="Normal"/>
      <text:soft-page-break/>
      <text:p text:style-name="Normal">Praesent in neque sed purus condimentum malesuada a vitae tellus. Aliquam vitae mauris quam. Interdum et malesuada fames ac ante ipsum primis in faucibus. Aenean a pulvinar nunc. Integer aliquet lacus leo, non varius orci blandit a. Mauris ac diam tincidunt, condimentum erat id, condimentum diam. Curabitur mattis fringilla dui, in sodales dolor gravida vel.</text:p>
      <text:p text:style-name="Normal"/>
      <text:p text:style-name="Normal">Nulla eget congue massa. Integer venenatis placerat magna, sed mattis ipsum cursus nec. Curabitur et mattis velit. Mauris mollis facilisis enim sit amet pharetra. Fusce porttitor ut orci eget feugiat. Nam ut nibh massa. Pellentesque et erat odio. Etiam at viverra purus, non mollis leo. Phasellus ultrices iaculis risus a luctus. Mauris laoreet consectetur augue ut vestibulum. Integer vehicula pulvinar lacinia. Nullam sed metus gravida mauris luctus convallis.</text:p>
      <text:p text:style-name="Normal"/>
      <text:p text:style-name="Normal">Vivamus a sem vitae neque faucibus fermentum. Etiam a velit eros. Duis lobortis nunc sed libero dictum, vitae pulvinar massa placerat. Donec semper vitae lorem quis mollis. Fusce volutpat urna at elit laoreet mattis. Sed gravida massa a viverra venenatis. Curabitur tristique dictum dui, et pretium turpis imperdiet eu. Duis tincidunt nulla vel tellus eleifend, nec placerat metus aliquet. Fusce volutpat quam posuere, interdum quam eu, viverra torto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3333in" fo:margin-bottom="0in"/>
      <style:text-properties fo:font-weight="bold" style:font-weight-asian="bold" fo:letter-spacing="0.0034in" fo:font-size="18pt" style:font-size-asian="18pt" style:font-size-complex="18pt" fo:hyphenate="false"/>
    </style:style>
    <style:style style:name="Heading2" style:display-name="Heading 2" style:family="paragraph" style:parent-style-name="Normal" style:next-style-name="Normal" style:default-outline-level="2">
      <style:paragraph-properties fo:margin-top="0.1388in" fo:margin-bottom="0.0833in" fo:line-height="112%"/>
      <style:text-properties fo:font-weight="bold" style:font-weight-asian="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asian="Times New Roman"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name-asian="Times New Roman" fo:font-weight="bold" style:font-weight-asian="bold" style:font-weight-complex="bold" fo:font-size="12pt" style:font-size-asian="12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name-asian="Times New Roman" fo:font-weight="bold" style:font-weight-asian="bold" style:font-weight-complex="bold" fo:font-style="italic" style:font-style-asian="italic" style:font-style-complex="italic" style:font-size-complex="13pt" fo:hyphenate="false"/>
    </style: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fo:font-weight="bold" style:font-weight-asian="bold" fo:letter-spacing="0.0034in" fo:font-size="18pt" style:font-size-asian="18pt" style:font-size-complex="18pt" style:language-asian="en" style:country-asian="US"/>
    </style:style>
    <style:style style:name="Title" style:display-name="Title" style:family="paragraph" style:parent-style-name="Normal" style:next-style-name="Normal">
      <style:paragraph-properties fo:margin-bottom="0.2083in" fo:line-height="100%"/>
      <style:text-properties style:font-name="Verdana" fo:font-weight="bold" style:font-weight-asian="bold" fo:font-size="26pt" style:font-size-asian="26pt" style:font-size-complex="26pt" fo:hyphenate="false"/>
    </style:style>
    <style:style style:name="TitleChar" style:display-name="Title Char" style:family="text" style:parent-style-name="DefaultParagraphFont">
      <style:text-properties style:font-name="Verdana" fo:font-weight="bold" style:font-weight-asian="bold" fo:font-size="26pt" style:font-size-asian="26pt" style:font-size-complex="26pt"/>
    </style:style>
    <style:style style:name="Heading2Char" style:display-name="Heading 2 Char" style:family="text" style:parent-style-name="DefaultParagraphFont">
      <style:text-properties style:font-name="Calibri" fo:font-weight="bold" style:font-weight-asian="bold" fo:font-size="14pt" style:font-size-asian="14pt" style:font-size-complex="14pt" style:language-asian="en" style:country-asian="US"/>
    </style:style>
    <style:style style:name="Heading3Char" style:display-name="Heading 3 Char" style:family="text" style:parent-style-name="DefaultParagraphFont">
      <style:text-properties style:font-name="Calibri" style:font-name-asian="Times New Roman" style:font-name-complex="Times New Roman" fo:font-weight="bold" style:font-weight-asian="bold" style:font-weight-complex="bold" fo:font-size="13pt" style:font-size-asian="13pt" style:font-size-complex="13pt" style:language-asian="en" style:country-asian="US"/>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2pt" style:font-size-asian="12pt" style:font-size-complex="14pt" style:language-asian="en" style:country-asian="US"/>
    </style:style>
    <style:style style:name="ListParagraph" style:display-name="List Paragraph" style:family="paragraph" style:parent-style-name="Normal">
      <style:paragraph-properties fo:margin-bottom="0.0833in" fo:margin-left="0.5in">
        <style:tab-stops/>
      </style:paragraph-properties>
      <style:text-properties style:font-name-asian="Times New Roman" fo:language="en" fo:country="US" style:language-complex="en" style:country-complex="US" fo:hyphenate="false"/>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1pt" style:font-size-asian="11pt" style:font-size-complex="13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YOUNG</meta:initial-creator>
    <dc:creator>MAYOUNG</dc:creator>
    <meta:creation-date>2013-06-10T13:07:00Z</meta:creation-date>
    <dc:date>2013-06-10T13:07:00Z</dc:date>
    <meta:print-date>2013-06-10T13:07:00Z</meta:print-date>
    <meta:template xlink:href="Normal.dotm" xlink:type="simple"/>
    <meta:editing-cycles>2</meta:editing-cycles>
    <meta:editing-duration>PT0S</meta:editing-duration>
    <meta:document-statistic meta:page-count="2" meta:paragraph-count="10" meta:word-count="767" meta:character-count="5130" meta:row-count="36" meta:non-whitespace-character-count="4373"/>
  </office:meta>
</office:document-meta>
</file>